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ba9a" officeooo:paragraph-rsid="0003ba9a"/>
    </style:style>
    <style:style style:name="P2" style:family="paragraph" style:parent-style-name="Standard">
      <style:text-properties fo:font-weight="bold" officeooo:rsid="0003ba9a" officeooo:paragraph-rsid="0003ba9a" style:font-weight-asian="bold" style:font-weight-complex="bold"/>
    </style:style>
    <style:style style:name="P3" style:family="paragraph" style:parent-style-name="Standard">
      <style:text-properties fo:font-weight="bold" officeooo:rsid="0006f47a" officeooo:paragraph-rsid="0006f47a" style:font-weight-asian="bold" style:font-weight-complex="bold"/>
    </style:style>
    <style:style style:name="P4" style:family="paragraph" style:parent-style-name="Standard">
      <style:text-properties officeooo:rsid="00047045" officeooo:paragraph-rsid="00047045"/>
    </style:style>
    <style:style style:name="P5" style:family="paragraph" style:parent-style-name="Standard">
      <style:text-properties officeooo:rsid="00050cd7" officeooo:paragraph-rsid="00050cd7"/>
    </style:style>
    <style:style style:name="T1" style:family="text">
      <style:text-properties officeooo:rsid="00047045"/>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47045"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officeooo:rsid="00047045" style:font-style-asian="normal" style:font-style-complex="normal"/>
    </style:style>
    <style:style style:name="T7" style:family="text">
      <style:text-properties fo:font-style="normal" officeooo:rsid="00050cd7"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fo:font-style="normal" style:text-underline-style="solid" style:text-underline-width="auto" style:text-underline-color="font-color" officeooo:rsid="00050cd7" style:font-style-asian="normal" style:font-style-complex="normal"/>
    </style:style>
    <style:style style:name="T10"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text-underline-style="solid" style:text-underline-width="auto" style:text-underline-color="font-color"/>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Chapter 2</text:p>
      <text:p text:style-name="P3">Types of functions (3)</text:p>
      <text:p text:style-name="P1">Diff btw “a function declaration and a function expression is that <text:span text:style-name="T13">function declarations</text:span> are hoisted and <text:span text:style-name="T13">function expressions</text:span> are not. In other words, you can invoke a function before you write a function declaration. You cannot invoke a function created by a function expression. This will cause an error.”</text:p>
      <text:p text:style-name="P5">Arrow function<text:span text:style-name="T1">, </text:span><text:span text:style-name="T4">this</text:span><text:span text:style-name="T6"> assumes another meaning.</text:span></text:p>
      <text:p text:style-name="P4"><text:span text:style-name="T5">In a </text:span><text:span text:style-name="T8">function declaration </text:span><text:span text:style-name="T9">or function expression</text:span><text:span text:style-name="T5">, </text:span><text:span text:style-name="T3">this</text:span><text:span text:style-name="T5"> is related to the global object;</text:span></text:p>
      <text:p text:style-name="P4"><text:span text:style-name="T5">In a</text:span><text:span text:style-name="T7">n</text:span><text:span text:style-name="T5"> </text:span><text:span text:style-name="T9">arrow f</text:span><text:span text:style-name="T8">unction</text:span><text:span text:style-name="T5">, </text:span><text:span text:style-name="T3">this</text:span><text:span text:style-name="T5"> is local for that function.</text:span></text:p>
      <text:p text:style-name="P4"><text:span text:style-name="T5"/></text:p>
      <text:p text:style-name="P3"><text:span text:style-name="T5">Compiling</text:span></text:p>
      <text:p text:style-name="P3"><text:span text:style-name="T12">“When a new JavaScript feature is proposed and gains support, the community often wants to use it before it’s supported by all browsers. The only way to be sure that your code will work is to convert it to more widely compatible code before running it in the browser. This process is called compiling. </text:span><text:span text:style-name="T10">One of the most popular tools for JavaScript compilation is Babel</text:span><text:span text:style-name="T12">.”</text:span></text:p>
      <text:p text:style-name="P4"><text:span text:style-name="T5"/></text:p>
      <text:p text:style-name="P4"><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page"/>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11-10T09:41:35.824125383</meta:creation-date>
    <meta:generator>LibreOffice/6.4.1.2$Linux_X86_64 LibreOffice_project/4d224e95b98b138af42a64d84056446d09082932</meta:generator>
    <dc:date>2020-11-10T10:38:32.575650211</dc:date>
    <meta:editing-duration>PT56M56S</meta:editing-duration>
    <meta:editing-cycles>4</meta:editing-cycles>
    <meta:document-statistic meta:table-count="0" meta:image-count="0" meta:object-count="0" meta:page-count="1" meta:paragraph-count="8" meta:word-count="152" meta:character-count="904" meta:non-whitespace-character-count="760"/>
  </office:meta>
</office:document-meta>
</file>